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1cm" table:align="margins"/>
    </style:style>
    <style:style style:name="Table1.A" style:family="table-column">
      <style:table-column-properties style:column-width="7.458cm" style:rel-column-width="44033*"/>
    </style:style>
    <style:style style:name="Table1.B" style:family="table-column">
      <style:table-column-properties style:column-width="3.642cm" style:rel-column-width="21502*"/>
    </style:style>
    <style:style style:name="Table1.A1" style:family="table-cell">
      <style:table-cell-properties fo:padding="0cm" fo:border="none"/>
    </style:style>
    <style:style style:name="Table3" style:family="table">
      <style:table-properties style:width="11.1cm" table:align="margins"/>
    </style:style>
    <style:style style:name="Table3.A" style:family="table-column">
      <style:table-column-properties style:column-width="5.549cm" style:rel-column-width="32767*"/>
    </style:style>
    <style:style style:name="Table3.B" style:family="table-column">
      <style:table-column-properties style:column-width="5.551cm" style:rel-column-width="32768*"/>
    </style:style>
    <style:style style:name="Table3.A1" style:family="table-cell">
      <style:table-cell-properties fo:padding="0cm" fo:border="none"/>
    </style:style>
    <style:style style:name="P1" style:family="paragraph" style:parent-style-name="Heading_20_1">
      <style:paragraph-properties style:shadow="none"/>
      <style:text-properties officeooo:rsid="000e554d" officeooo:paragraph-rsid="000e554d"/>
    </style:style>
    <style:style style:name="P2" style:family="paragraph" style:parent-style-name="Text_20_body">
      <style:paragraph-properties style:shadow="none"/>
      <style:text-properties fo:color="#666666" loext:opacity="100%" fo:font-weight="bold" officeooo:rsid="001e409b" officeooo:paragraph-rsid="001e409b"/>
    </style:style>
    <style:style style:name="P3" style:family="paragraph" style:parent-style-name="Text_20_body">
      <style:paragraph-properties style:shadow="none"/>
      <style:text-properties fo:color="#666666" loext:opacity="100%" fo:font-weight="bold" officeooo:rsid="0011c7c0" officeooo:paragraph-rsid="0011c7c0"/>
    </style:style>
    <style:style style:name="P4" style:family="paragraph" style:parent-style-name="Text_20_body">
      <style:paragraph-properties style:shadow="none"/>
      <style:text-properties fo:color="#666666" loext:opacity="100%" fo:font-weight="bold" officeooo:rsid="0013023f" officeooo:paragraph-rsid="00047a24"/>
    </style:style>
    <style:style style:name="P5" style:family="paragraph" style:parent-style-name="Heading_20_3">
      <style:paragraph-properties fo:break-before="column"/>
    </style:style>
    <style:style style:name="P6" style:family="paragraph" style:parent-style-name="Text_20_body">
      <style:paragraph-properties fo:padding="0.051cm" fo:border-left="none" fo:border-right="none" fo:border-top="0.06pt solid #000000" fo:border-bottom="0.06pt solid #000000" style:shadow="none"/>
      <style:text-properties officeooo:rsid="001d73b5" officeooo:paragraph-rsid="001d73b5"/>
    </style:style>
    <style:style style:name="P7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1bb378" officeooo:paragraph-rsid="00047a24"/>
    </style:style>
    <style:style style:name="P8" style:family="paragraph" style:parent-style-name="Text_20_body">
      <style:paragraph-properties style:shadow="none"/>
      <style:text-properties fo:font-weight="bold" officeooo:rsid="0013f2a7" officeooo:paragraph-rsid="00047a24"/>
    </style:style>
    <style:style style:name="P9" style:family="paragraph" style:parent-style-name="Text_20_body" style:list-style-name="L1">
      <style:paragraph-properties style:shadow="none"/>
      <style:text-properties fo:font-weight="normal" officeooo:rsid="00154895" officeooo:paragraph-rsid="00154895"/>
    </style:style>
    <style:style style:name="P10" style:family="paragraph" style:parent-style-name="Heading_20_3">
      <style:text-properties officeooo:rsid="0020bee8" officeooo:paragraph-rsid="00047a24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062e06"/>
    </style:style>
    <style:style style:name="P12" style:family="paragraph" style:parent-style-name="Text_20_body">
      <style:paragraph-properties fo:text-align="end" style:justify-single-word="false" style:shadow="none"/>
      <style:text-properties fo:font-weight="normal" officeooo:rsid="0013f2a7" officeooo:paragraph-rsid="00062e06"/>
    </style:style>
    <style:style style:name="P13" style:family="paragraph" style:parent-style-name="Text_20_body" style:list-style-name="L2">
      <style:text-properties officeooo:rsid="00154895" officeooo:paragraph-rsid="00154895"/>
    </style:style>
    <style:style style:name="P14" style:family="paragraph" style:parent-style-name="Text_20_body" style:list-style-name="L2">
      <style:text-properties officeooo:rsid="00207412" officeooo:paragraph-rsid="00207412"/>
    </style:style>
    <style:style style:name="P15" style:family="paragraph" style:parent-style-name="Text_20_body" style:list-style-name="L2">
      <style:text-properties officeooo:rsid="0028d334" officeooo:paragraph-rsid="0028d334"/>
    </style:style>
    <style:style style:name="P16" style:family="paragraph" style:parent-style-name="Heading_20_3">
      <style:text-properties officeooo:paragraph-rsid="00062e06"/>
    </style:style>
    <style:style style:name="P17" style:family="paragraph" style:parent-style-name="Text_20_body" style:list-style-name="L2">
      <style:paragraph-properties style:shadow="none"/>
      <style:text-properties officeooo:rsid="00101d32" officeooo:paragraph-rsid="00101d32"/>
    </style:style>
    <style:style style:name="P18" style:family="paragraph" style:parent-style-name="Text_20_body" style:list-style-name="L2">
      <style:paragraph-properties style:shadow="none"/>
      <style:text-properties officeooo:rsid="00154895" officeooo:paragraph-rsid="00154895"/>
    </style:style>
    <style:style style:name="P19" style:family="paragraph" style:parent-style-name="Text_20_body" style:list-style-name="L2">
      <style:paragraph-properties style:shadow="none"/>
      <style:text-properties officeooo:rsid="00166fa5" officeooo:paragraph-rsid="00166fa5"/>
    </style:style>
    <style:style style:name="P20" style:family="paragraph" style:parent-style-name="Heading_20_3">
      <style:text-properties officeooo:rsid="00101d32" officeooo:paragraph-rsid="00101d32"/>
    </style:style>
    <style:style style:name="P21" style:family="paragraph" style:parent-style-name="Text_20_body" style:list-style-name="L3">
      <style:text-properties officeooo:rsid="0013c62d" officeooo:paragraph-rsid="0013c62d"/>
    </style:style>
    <style:style style:name="T1" style:family="text">
      <style:text-properties officeooo:rsid="000e554d"/>
    </style:style>
    <style:style style:name="T2" style:family="text">
      <style:text-properties officeooo:rsid="0021e2e2"/>
    </style:style>
    <style:style style:name="T3" style:family="text">
      <style:text-properties officeooo:rsid="0023bc8c"/>
    </style:style>
    <style:style style:name="T4" style:family="text">
      <style:text-properties officeooo:rsid="00261c43"/>
    </style:style>
    <style:style style:name="T5" style:family="text">
      <style:text-properties officeooo:rsid="00101d32"/>
    </style:style>
    <style:style style:name="T6" style:family="text">
      <style:text-properties officeooo:rsid="00160baf"/>
    </style:style>
    <style:style style:name="T7" style:family="text">
      <style:text-properties officeooo:rsid="0017273a"/>
    </style:style>
    <style:style style:name="T8" style:family="text">
      <style:text-properties fo:font-weight="normal" officeooo:rsid="0017273a"/>
    </style:style>
    <style:style style:name="T9" style:family="text">
      <style:text-properties fo:font-weight="normal" officeooo:rsid="00101d32"/>
    </style:style>
    <style:style style:name="T10" style:family="text">
      <style:text-properties fo:font-weight="normal" officeooo:rsid="00186e88"/>
    </style:style>
    <style:style style:name="T11" style:family="text">
      <style:text-properties officeooo:rsid="001e79ff"/>
    </style:style>
    <style:style style:name="T12" style:family="text">
      <style:text-properties officeooo:rsid="00215f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oel Robert Justiawan</text:h>
      <text:p text:style-name="P2">Game Developer</text:p>
      <text:p text:style-name="P3">Jakarta, Indonesia</text:p>
      <text:p text:style-name="P4">(000) 000 000</text:p>
      <text:p text:style-name="P4">you@example.com<text:line-break/><text:span text:style-name="T1">https://perkedel.netlify.app</text:span></text:p>
      <text:h text:style-name="P5" text:outline-level="3">Profile</text:h>
      <text:p text:style-name="P6">I love to make video games <text:span text:style-name="T2">such as VR, FPS, Casual, etc. I also make illustrations in vector </text:span><text:span text:style-name="T3">and sometimes in pixel art. Something I highly value in my works are the essense of storytelling. I love creating stories, as well as enjoying them. I dream of working in movies (interactive </text:span><text:span text:style-name="T4">&amp; VR</text:span><text:span text:style-name="T3">), TV series, or game industry as game designer.</text:span></text:p>
      <text:h text:style-name="P7" text:outline-level="3">Education</text:h>
      <text:p text:style-name="P8"><text:span text:style-name="T5">Bachelor </text:span><text:span text:style-name="T6">(S1)</text:span><text:span text:style-name="T7"> in </text:span><text:span text:style-name="T5">Information Technology (Game Application Technology)</text:span><text:span text:style-name="T8"><text:line-break/></text:span><text:span text:style-name="T9">Binus University</text:span><text:span text:style-name="T8">, </text:span><text:span text:style-name="T9">October</text:span><text:span text:style-name="T8"> 20</text:span><text:span text:style-name="T9">21 </text:span><text:span text:style-name="T10">(started 2017)</text:span><text:span text:style-name="T8"><text:line-break/>Cumulative GPA: </text:span><text:span text:style-name="T9">3.02</text:span></text:p>
      <text:list text:style-name="L1">
        <text:list-item>
          <text:p text:style-name="P9">Finished college on time in 4 years</text:p>
        </text:list-item>
      </text:list>
      <text:h text:style-name="P10" text:outline-level="3">Experienc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5">Founder </text:span><text:span text:style-name="T11">&amp; CEO</text:span><text:line-break/><text:span text:style-name="T9">Perkedel Technologies</text:span></text:p>
          </table:table-cell>
          <table:table-cell table:style-name="Table1.A1" office:value-type="string">
            <text:p text:style-name="P12"><text:span text:style-name="T5">Feb 2009</text:span> – <text:span text:style-name="T5">Present</text:span></text:p>
          </table:table-cell>
        </table:table-row>
      </table:table>
      <text:list text:style-name="L2">
        <text:list-item>
          <text:p text:style-name="P13">Contribution to many open source projects both own &amp; <text:span text:style-name="T12">for </text:span>other organizations from small bug fixes to features</text:p>
        </text:list-item>
        <text:list-item>
          <text:p text:style-name="P14">Worked on couple games both by team &amp; individual</text:p>
        </text:list-item>
        <text:list-item>
          <text:p text:style-name="P15">Currently working on other big projects</text:p>
        </text:list-item>
      </text:list>
      <text:h text:style-name="P16" text:outline-level="3"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text:style-name="L2">
              <text:list-item>
                <text:p text:style-name="P17">Godot</text:p>
              </text:list-item>
              <text:list-item>
                <text:p text:style-name="P17">Unity</text:p>
              </text:list-item>
              <text:list-item>
                <text:p text:style-name="P17">Web (HTML + CSS + JS)</text:p>
              </text:list-item>
              <text:list-item>
                <text:p text:style-name="P18">Inkscape</text:p>
              </text:list-item>
              <text:list-item>
                <text:p text:style-name="P18">GIMP</text:p>
              </text:list-item>
            </text:list>
          </table:table-cell>
          <table:table-cell table:style-name="Table3.A1" office:value-type="string">
            <text:list text:continue-numbering="true" text:style-name="L2">
              <text:list-item>
                <text:p text:style-name="P17">C, C++, Lua, Java</text:p>
              </text:list-item>
              <text:list-item>
                <text:p text:style-name="P19">Android Studio (Kotlin + Jetpack Compose)</text:p>
              </text:list-item>
              <text:list-item>
                <text:p text:style-name="P17">Blender</text:p>
              </text:list-item>
              <text:list-item>
                <text:p text:style-name="P17">Problem Solving</text:p>
              </text:list-item>
              <text:list-item>
                <text:p text:style-name="P17">Leadership</text:p>
              </text:list-item>
            </text:list>
          </table:table-cell>
        </table:table-row>
      </table:table>
      <text:h text:style-name="P20" text:outline-level="3">Languages</text:h>
      <text:list text:style-name="L3">
        <text:list-item>
          <text:p text:style-name="P21">Indonesian (Native)</text:p>
        </text:list-item>
        <text:list-item>
          <text:p text:style-name="P21">English (Professional Working Proficiency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oto Serif CJK SC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 fo:padding="0.051cm" fo:border-left="none" fo:border-right="none" fo:border-top="0.06pt solid #000000" fo:border-bottom="0.06pt solid #000000" style:shadow="non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345*" fo:start-indent="0cm" fo:end-indent="0cm"/>
          <style:column style:rel-width="6293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4T08:50:06.390759500</meta:creation-date>
    <meta:editing-duration>PT1H5M54S</meta:editing-duration>
    <meta:editing-cycles>20</meta:editing-cycles>
    <meta:generator>LibreOffice/25.2.7.2$Windows_X86_64 LibreOffice_project/5cbfd1ab6520636bb5f7b99185aa69bd7456825d</meta:generator>
    <dc:title>Resume</dc:title>
    <dc:date>2025-12-04T10:07:21.404676100</dc:date>
    <meta:document-statistic meta:table-count="2" meta:image-count="0" meta:object-count="0" meta:page-count="1" meta:paragraph-count="30" meta:word-count="189" meta:character-count="1117" meta:non-whitespace-character-count="973"/>
  </office:meta>
</office:document-meta>
</file>